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0.5pt" fo:language="pt" fo:country="PT" style:font-size-asian="10.5pt"/>
    </style:style>
    <style:style style:name="P2" style:family="paragraph" style:parent-style-name="Standard">
      <style:text-properties fo:font-size="10.5pt" fo:language="pt" fo:country="PT" fo:font-weight="bold" style:font-size-asian="10.5pt" style:font-weight-asian="bold" style:font-weight-complex="bold"/>
    </style:style>
    <style:style style:name="P3" style:family="paragraph" style:parent-style-name="Standard">
      <style:text-properties fo:font-size="10.5pt" style:font-size-asian="10.5pt"/>
    </style:style>
    <style:style style:name="P4" style:family="paragraph" style:parent-style-name="Standard">
      <style:text-properties officeooo:paragraph-rsid="0019ba11"/>
    </style:style>
    <style:style style:name="P5" style:family="paragraph" style:parent-style-name="Standard" style:master-page-name="MP0">
      <style:paragraph-properties style:page-number="auto" fo:break-before="page"/>
      <style:text-properties fo:font-size="10.5pt" fo:language="pt" fo:country="PT" style:font-size-asian="10.5pt"/>
    </style:style>
    <style:style style:name="T1" style:family="text">
      <style:text-properties fo:font-size="10.5pt" fo:language="pt" fo:country="PT" fo:font-weight="bold" style:font-size-asian="10.5pt" style:font-weight-asian="bold"/>
    </style:style>
    <style:style style:name="T2" style:family="text">
      <style:text-properties fo:font-size="10.5pt" fo:language="pt" fo:country="PT" fo:font-weight="bold" style:font-size-asian="10.5pt" style:font-weight-asian="bold" style:font-weight-complex="bold"/>
    </style:style>
    <style:style style:name="T3" style:family="text">
      <style:text-properties fo:font-size="10.5pt" fo:language="pt" fo:country="PT" style:font-size-asian="10.5pt"/>
    </style:style>
    <style:style style:name="T4" style:family="text">
      <style:text-properties fo:font-size="10.5pt" fo:language="pt" fo:country="PT" officeooo:rsid="0019ba11" style:font-size-asian="10.5pt"/>
    </style:style>
    <style:style style:name="T5" style:family="text">
      <style:text-properties fo:font-size="10.5pt" fo:language="pt" fo:country="PT" style:text-underline-style="solid" style:text-underline-width="auto" style:text-underline-color="font-color" style:text-underline-mode="continuous" style:text-overline-mode="continuous" style:text-line-through-mode="continuous" style:font-size-asian="10.5pt"/>
    </style:style>
    <style:style style:name="T6" style:family="text">
      <style:text-properties fo:font-size="10.5pt" fo:language="pt" fo:country="PT" style:text-underline-style="solid" style:text-underline-width="auto" style:text-underline-color="font-color" officeooo:rsid="0019ba11" style:font-size-asian="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jeddit</text:p>
      <text:p text:style-name="P1">Bruno Silva, nºmec: 80210</text:p>
      <text:p text:style-name="P1">Fábio Santos, nºmec: 80317</text:p>
      <text:p text:style-name="P1"/>
      <text:p text:style-name="P2">Contexto:</text:p>
      <text:p text:style-name="P1">Esta plataforma trata-se de uma espécie de fórum de discussão e partilha entre utilizadores, onde devem fazer posts com novas discussões, estando esses posts organizados por temas.</text:p>
      <text:p text:style-name="P1"/>
      <text:p text:style-name="Standard"><text:span text:style-name="Tipo_20_de_20_letra_20_predefinido_20_do_20_parágrafo"><text:span text:style-name="T2">Tópicos</text:span></text:span><text:span text:style-name="Tipo_20_de_20_letra_20_predefinido_20_do_20_parágrafo"><text:span text:style-name="T3"> são uma espécie de grupos em que se podem realizar posts que dizem respeito a um determinado tema definido pelo tópico. Os tópicos contêm uma descrição sobre que tipo de conteúdo deve ser publicado, como por exemplo, um tópico sobre animais de estimação em que os users podem fazer perguntas, partilhar historias e momentos engraçados com os seus animais de estimação. Podem também ser definidas regras. Por exemplo, no tópico de animais de estimação, pode ser definida uma regra que diz que os utilizadores não podem fazer posts sobre adoção de animais.</text:span></text:span></text:p>
      <text:p text:style-name="P1">Todos os tópicos podem ser editados por quem originalmente o criou.</text:p>
      <text:p text:style-name="P1"/>
      <text:p text:style-name="Standard"><text:span text:style-name="Tipo_20_de_20_letra_20_predefinido_20_do_20_parágrafo"><text:span text:style-name="T2">Posts </text:span></text:span><text:span text:style-name="Tipo_20_de_20_letra_20_predefinido_20_do_20_parágrafo"><text:span text:style-name="T3">são publicações que contém um titulo que resume a publicação, e um conteúdo de texto. Cada post está associado a um topico, e pode ser criado por um utilizador com sessão iniciada. Ao utilizador que criou o post, usamos por vezes a nomenclatura OP (original poster)</text:span></text:span></text:p>
      <text:p text:style-name="Standard"><text:span text:style-name="Tipo_20_de_20_letra_20_predefinido_20_do_20_parágrafo"><text:span text:style-name="T3">Associado a cada Post encontra-se também um </text:span></text:span><text:span text:style-name="Tipo_20_de_20_letra_20_predefinido_20_do_20_parágrafo"><text:span text:style-name="T2">score</text:span></text:span><text:span text:style-name="Tipo_20_de_20_letra_20_predefinido_20_do_20_parágrafo"><text:span text:style-name="T3">. Este score é obtido da conta numero de upvotes – numero de downvotes que o post tem. </text:span></text:span><text:span text:style-name="Tipo_20_de_20_letra_20_predefinido_20_do_20_parágrafo"><text:span text:style-name="T2">Upvotes </text:span></text:span><text:span text:style-name="Tipo_20_de_20_letra_20_predefinido_20_do_20_parágrafo"><text:span text:style-name="T3">significa que um utilizador gosta do post e o acha pertinente ou interessante, e portanto irá aumentar a sua score por 1 valor, semelhante ao sistema de likes do facebook. </text:span></text:span><text:span text:style-name="Tipo_20_de_20_letra_20_predefinido_20_do_20_parágrafo"><text:span text:style-name="T2">Downvote</text:span></text:span><text:span text:style-name="Tipo_20_de_20_letra_20_predefinido_20_do_20_parágrafo"><text:span text:style-name="T3"> significa o contrário e se o utilizador fizer downvote irá retirar -1 valor à score.</text:span></text:span></text:p>
      <text:p text:style-name="P1"/>
      <text:p text:style-name="Standard"><text:span text:style-name="Tipo_20_de_20_letra_20_predefinido_20_do_20_parágrafo"><text:span text:style-name="T3">Em cada post podem ser feitos </text:span></text:span><text:span text:style-name="Tipo_20_de_20_letra_20_predefinido_20_do_20_parágrafo"><text:span text:style-name="T2">Comentários</text:span></text:span><text:span text:style-name="Tipo_20_de_20_letra_20_predefinido_20_do_20_parágrafo"><text:span text:style-name="T3">, tanto por quem fez o post, como por todos os outros utilizadores com sessão iniciada. Para isso, deve-se carregar no botão preto “Comment” </text:span></text:span><text:span text:style-name="Tipo_20_de_20_letra_20_predefinido_20_do_20_parágrafo"><text:span text:style-name="T5">na página do tópico e não na preview.</text:span></text:span><text:span text:style-name="Tipo_20_de_20_letra_20_predefinido_20_do_20_parágrafo"><text:span text:style-name="T3"> Tal irá abrir um área de texto para inserir o comentário. Também é possível fazer upvote e downvote de comentários.</text:span></text:span></text:p>
      <text:p text:style-name="Standard"><text:span text:style-name="Tipo_20_de_20_letra_20_predefinido_20_do_20_parágrafo"><text:span text:style-name="T3">Há também associado aos comentários </text:span></text:span><text:span text:style-name="Tipo_20_de_20_letra_20_predefinido_20_do_20_parágrafo"><text:span text:style-name="T2">replies</text:span></text:span><text:span text:style-name="Tipo_20_de_20_letra_20_predefinido_20_do_20_parágrafo"><text:span text:style-name="T3">. Isto permite criar respostas à conversa por vários utilizadores. Não é possível fazer replies às replies. Dado um comentário, ao carregar em “reply” irá ser aberto uma caixa de texto por debaixo desse comentário. Note-se que apesar de comentários e replies estarem definidos na mesma classe, distinguimos replies como respostas a comentários feitos e cada reply está associado a um comentário. Não é possível fazer replies sem comentários.</text:span></text:span></text:p>
      <text:p text:style-name="P1"/>
      <text:p text:style-name="Standard"><text:span text:style-name="Tipo_20_de_20_letra_20_predefinido_20_do_20_parágrafo"><text:span text:style-name="T3">Os </text:span></text:span><text:span text:style-name="Tipo_20_de_20_letra_20_predefinido_20_do_20_parágrafo"><text:span text:style-name="T2">utilizadores</text:span></text:span><text:span text:style-name="Tipo_20_de_20_letra_20_predefinido_20_do_20_parágrafo"><text:span text:style-name="T3"> com conta têm um perfil (que pode ser acedido clicando no nome de utilizador na navbar), onde podem editar a sua info e mudar foto e mudar as suas definições de privacidade, limitando quem pode ver o quê no perfil. Por exemplo, se definir que apenas amigos podem ver os posts que guardou, então mais ninguém exceto amigos podem ver essa info.</text:span></text:span></text:p>
      <text:p text:style-name="P1">No perfil de utilizador é possível ver os tópicos que este criou, bem como os seus upvotes, downvotes, posts, comentários, etc.. ou seja da sua atividade na plataforma.</text:p>
      <text:p text:style-name="Standard"><text:span text:style-name="Tipo_20_de_20_letra_20_predefinido_20_do_20_parágrafo"><text:span text:style-name="T3">Ao aceder ao perfil de outro utilizador (isso pode ser feito de varias formas, como clicar no autor de um post, no nome da pessoa nos resultados de procura…) é possível </text:span></text:span><text:span text:style-name="Tipo_20_de_20_letra_20_predefinido_20_do_20_parágrafo"><text:span text:style-name="T1">pedir lhe amizade</text:span></text:span><text:span text:style-name="Tipo_20_de_20_letra_20_predefinido_20_do_20_parágrafo"><text:span text:style-name="T3">. O pedido é automaticamente aceite e é possível ver a partir do perfil a lista de amigos que o utilizador tem.</text:span></text:span></text:p>
      <text:p text:style-name="P4"><text:span text:style-name="Tipo_20_de_20_letra_20_predefinido_20_do_20_parágrafo"><text:span text:style-name="T4">Cada utilizador tem também um número de pontos que pode ser visto no perfil. Cada utilizador ganha pontos consoante interage na comunidade. Votar em cometarios e em posts dará pontos ao utilizador, bem como criar posts e comentarios. Existem pontos de post e posts de comentarios, que quando somandos dao os pontos totais do user. Ao clicar no botao com o numero de pontos no perfil do user, é possível saber quandos pontos de posts e de comentarios este tem.</text:span></text:span></text:p>
      <text:p text:style-name="P1"/>
      <text:p text:style-name="P1">Ná página inicial é possível visualizar uma lista de 10 posts, sendo possível avançar para uma página seguinte com mais posts. Na navbar superior, é possível selecionar por que tipo de ordenação os posts são apresentados:</text:p>
      <text:p text:style-name="Standard"><text:span text:style-name="Tipo_20_de_20_letra_20_predefinido_20_do_20_parágrafo"><text:span text:style-name="T3">-</text:span></text:span><text:span text:style-name="Tipo_20_de_20_letra_20_predefinido_20_do_20_parágrafo"><text:span text:style-name="T2">New</text:span></text:span><text:span text:style-name="Tipo_20_de_20_letra_20_predefinido_20_do_20_parágrafo"><text:span text:style-name="T3">: apresenta os posts mais recentes primeiro</text:span></text:span></text:p>
      <text:p text:style-name="Standard"><text:span text:style-name="Tipo_20_de_20_letra_20_predefinido_20_do_20_parágrafo"><text:span text:style-name="T3">-</text:span></text:span><text:span text:style-name="Tipo_20_de_20_letra_20_predefinido_20_do_20_parágrafo"><text:span text:style-name="T2">popular:</text:span></text:span><text:span text:style-name="Tipo_20_de_20_letra_20_predefinido_20_do_20_parágrafo"><text:span text:style-name="T3"> apresenta os posts com mais clicks primeiro, ou seja, os posts que os utilizadores mais veem. Um “click” é incrementado cada vez que alguém acede à pagina</text:span></text:span></text:p>
      <text:p text:style-name="Standard"><text:span text:style-name="Tipo_20_de_20_letra_20_predefinido_20_do_20_parágrafo"><text:span text:style-name="T3">- </text:span></text:span><text:span text:style-name="Tipo_20_de_20_letra_20_predefinido_20_do_20_parágrafo"><text:span text:style-name="T2">top rated:</text:span></text:span><text:span text:style-name="Tipo_20_de_20_letra_20_predefinido_20_do_20_parágrafo"><text:span text:style-name="T3"> mostra primeiro os posts com um score maior</text:span></text:span></text:p>
      <text:p text:style-name="Standard"><text:soft-page-break/><text:span text:style-name="Tipo_20_de_20_letra_20_predefinido_20_do_20_parágrafo"><text:span text:style-name="T3">- </text:span></text:span><text:span text:style-name="Tipo_20_de_20_letra_20_predefinido_20_do_20_parágrafo"><text:span text:style-name="T2">controversial: </text:span></text:span><text:span text:style-name="Tipo_20_de_20_letra_20_predefinido_20_do_20_parágrafo"><text:span text:style-name="T3">Apresenta tópicos que controversos, em que vários utilizadores gostaram e outros não gostaram. Só contam tópicos que têm mais de 10 votos, e o score é próximo de 0 porque o número de upvotes é similar ao número de downvotes</text:span></text:span></text:p>
      <text:p text:style-name="P1"/>
      <text:p text:style-name="Standard"><text:span text:style-name="Tipo_20_de_20_letra_20_predefinido_20_do_20_parágrafo"><text:span text:style-name="T3">Existe uma barra de </text:span></text:span><text:span text:style-name="Tipo_20_de_20_letra_20_predefinido_20_do_20_parágrafo"><text:span text:style-name="T2">pesquisa</text:span></text:span><text:span text:style-name="Tipo_20_de_20_letra_20_predefinido_20_do_20_parágrafo"><text:span text:style-name="T3"> presente em todas as páginas, onde é possível pesquisar por tópicos, users e posts. Nos resultados de pesquisa é possível fazer uma pesquisa mais avançada, como apresentar tópicos que tenham sido criados pelo user x, apresentar apenas posts que sejam do topico x e que tenham sido publicadas pelo user y, entre outras opções. É possível também ordenar os resultados por um dado critério.</text:span></text:span></text:p>
      <text:p text:style-name="P1"/>
      <text:p text:style-name="Standard"><text:span text:style-name="Tipo_20_de_20_letra_20_predefinido_20_do_20_parágrafo"><text:span text:style-name="T3">Permitimos também que qualquer utilizador </text:span></text:span><text:span text:style-name="Tipo_20_de_20_letra_20_predefinido_20_do_20_parágrafo"><text:span text:style-name="T2">reporte posts</text:span></text:span><text:span text:style-name="Tipo_20_de_20_letra_20_predefinido_20_do_20_parágrafo"><text:span text:style-name="T3"> que desobedecem à regras ou tenham conteúdo impróprio, contenham conteúdo roubado, ou de alguma forma prejudiquem o utilizador. Para tal, na página de post, existe uma opção para reportar o post. O utilizador deverá explicar o motivo do report.</text:span></text:span></text:p>
      <text:p text:style-name="Standard"><text:span text:style-name="Tipo_20_de_20_letra_20_predefinido_20_do_20_parágrafo"><text:span text:style-name="T2">Quem criou o tópico será, por defeito, o moderador do tópico</text:span></text:span><text:span text:style-name="Tipo_20_de_20_letra_20_predefinido_20_do_20_parágrafo"><text:span text:style-name="T3"> e tem a responsabilidade de ver periódicamente a lista de reports a posts desse tópico feitos por utilizadores, que pode ser acedida na página do tópico, no botao. <text:s/>Tomando como critério o comentário do utilizador que fez o report sobre o motivo pelo qual o post deve ser removido, o criador do tópico deve decidir o que fazer. É possível </text:span></text:span><text:span text:style-name="Tipo_20_de_20_letra_20_predefinido_20_do_20_parágrafo"><text:span text:style-name="T2">aceitar o report, </text:span></text:span><text:span text:style-name="Tipo_20_de_20_letra_20_predefinido_20_do_20_parágrafo"><text:span text:style-name="T3">eliminado o post (e consequentemente todos os outros reports a esse post) ou recusar o report, mantendo o post.</text:span></text:span></text:p>
      <text:p text:style-name="Standard"><text:span text:style-name="Tipo_20_de_20_letra_20_predefinido_20_do_20_parágrafo"><text:span text:style-name="T1">NOTA: </text:span></text:span><text:span text:style-name="Tipo_20_de_20_letra_20_predefinido_20_do_20_parágrafo"><text:span text:style-name="T5">Esta funcionalidade de reportar e eliminar posts reportados não foi implementada na altura da apresentação, mas sim apenas durante a tarde do dia da apresentação do trabalho, pois pareceu-nos algo bastante pertinente de se adicionar.</text:span></text:span></text:p>
      <text:p text:style-name="P1"/>
      <text:p text:style-name="P1">Por fim, é ainda possível na preview de um post fazer várias ações:</text:p>
      <text:p text:style-name="Standard"><text:span text:style-name="Tipo_20_de_20_letra_20_predefinido_20_do_20_parágrafo"><text:span text:style-name="T3">- </text:span></text:span><text:span text:style-name="Tipo_20_de_20_letra_20_predefinido_20_do_20_parágrafo"><text:span text:style-name="T1">partilhar</text:span></text:span><text:span text:style-name="Tipo_20_de_20_letra_20_predefinido_20_do_20_parágrafo"><text:span text:style-name="T3"> o post para as redes sociais e outras plataformas sociais (Facebook, Twitter, reddit..),</text:span></text:span></text:p>
      <text:p text:style-name="Standard"><text:span text:style-name="Tipo_20_de_20_letra_20_predefinido_20_do_20_parágrafo"><text:span text:style-name="T3">- </text:span></text:span><text:span text:style-name="Tipo_20_de_20_letra_20_predefinido_20_do_20_parágrafo"><text:span text:style-name="T1">esconder</text:span></text:span><text:span text:style-name="Tipo_20_de_20_letra_20_predefinido_20_do_20_parágrafo"><text:span text:style-name="T3"> o post, ficando invisível para o utilizador. Esta ação pode ser revertido indo ao perfil -&gt; posts -&gt; hidden posts e selecionar a opção que cancela o post escondido.</text:span></text:span></text:p>
      <text:p text:style-name="Standard"><text:span text:style-name="Tipo_20_de_20_letra_20_predefinido_20_do_20_parágrafo"><text:span text:style-name="T3">- </text:span></text:span><text:span text:style-name="Tipo_20_de_20_letra_20_predefinido_20_do_20_parágrafo"><text:span text:style-name="T1">guardar</text:span></text:span><text:span text:style-name="Tipo_20_de_20_letra_20_predefinido_20_do_20_parágrafo"><text:span text:style-name="T3"> o post, ficando disponível para ser mais tarde revisitado em perfil -&gt; posts -&gt; saved. Pode-se também deixar de guardar esse tópico</text:span></text:span></text:p>
      <text:p text:style-name="Standard"><text:span text:style-name="Tipo_20_de_20_letra_20_predefinido_20_do_20_parágrafo"><text:span text:style-name="T6"/></text:span></text:p>
      <text:p text:style-name="P1"/>
      <text:p text:style-name="P1">O que utilizador sem conta não pode fazer</text:p>
      <text:p text:style-name="P1">- guardar / esconder tópicos</text:p>
      <text:p text:style-name="P1">- mandar pedidos de amizade a outos utilizadores</text:p>
      <text:p text:style-name="P1">- fazer upvote ou downvote de posts ou de comentários/replies</text:p>
      <text:p text:style-name="Standard"><text:span text:style-name="Tipo_20_de_20_letra_20_predefinido_20_do_20_parágrafo"><text:span text:style-name="T3">- criar topicos (e portanto não pode editar também)</text:span></text:span></text:p>
      <text:p text:style-name="P1">- Criar posts (e portanto não pode editar ou removê-los também)</text:p>
      <text:p text:style-name="P1">- comentar ou responder a comentários</text:p>
      <text:p text:style-name="P1">- aceitar/recusar reports de posts</text:p>
      <text:p text:style-name="P1">- reportar posts</text:p>
      <text:p text:style-name="P1"/>
      <text:p text:style-name="P1"/>
      <text:p text:style-name="P3"><text:bookmark text:name="__DdeLink__1_3923728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po_20_de_20_letra_20_predefinido_20_do_20_parágrafo" style:display-name="Tipo de letra predefinido do parágrafo"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04-16T10:58:00Z</meta:creation-date>
    <dc:date>2018-06-11T01:32:52.112571724</dc:date>
    <meta:editing-cycles>13</meta:editing-cycles>
    <meta:editing-duration>PT1H54M5S</meta:editing-duration>
    <meta:document-statistic meta:table-count="0" meta:image-count="0" meta:object-count="0" meta:page-count="2" meta:paragraph-count="37" meta:word-count="1134" meta:character-count="6731" meta:non-whitespace-character-count="5632"/>
    <meta:template xlink:type="simple" xlink:actuate="onRequest" xlink:title="" xlink:href="Normal"/>
  </office:meta>
</office:document-meta>
</file>